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AST OF THE GODLESS (5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OAST OF THE GODLESS (52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perversion (5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perversion (5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thoughts are evil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tongues are evil!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BOAST OF THE GODLESS (52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perversion (5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punishment (52: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punishment (52: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God will strike them down!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God will tear them up!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BOAST OF THE GODLESS (52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perversion (52:1-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punishment (52: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52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BOAST OF THE GODLESS (52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BOAST OF THE GODLY (52:6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BOAST OF THE GODLY (52:6-9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The contrast (52:6-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trast (52:6-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unrighteous man will fail (52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ighteous man will flourish (52:6, 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AST OF THE GODLY (52:6-9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ontrast (52:6-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onsecration (52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cration (52:9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David will offer thanksgiving to God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David will offer testimony for God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BOAST OF THE GODLY (52:6-9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ontrast (52:6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cration (52: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PSALM 52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BOAST OF THE GODLESS (52:1-5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BOAST OF THE GODLY (52:6-9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2 </dc:title>
    <meta:initial-creator>David STRICKLAND</meta:initial-creator>
    <dc:creator>David STRICKLAND</dc:creator>
    <meta:creation-date>2020-02-22T17:38:18Z</meta:creation-date>
    <dc:date>2020-02-22T17:38:19Z</dc:date>
    <meta:template xlink:href="BibleStudy" xlink:type="simple"/>
    <meta:editing-cycles>1</meta:editing-cycles>
    <meta:editing-duration>PT0S</meta:editing-duration>
    <meta:document-statistic meta:paragraph-count="36" meta:word-count="240"/>
  </office:meta>
</office:document-meta>
</file>